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2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style:font-name="나눔고딕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나눔고딕1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도시권</text:p>
          </table:table-cell>
          <table:table-cell office:value-type="string" calcext:value-type="string">
            <text:p><text:span text:style-name="T1">기준(㎢</text:span>)</text:p>
          </table:table-cell>
          <table:table-cell office:value-type="string" calcext:value-type="string">
            <text:p><text:span text:style-name="T1">OSM(2017, ㎢</text:span>)</text:p>
          </table:table-cell>
          <table:table-cell office:value-type="string" calcext:value-type="string">
            <text:p><text:span text:style-name="T1">OSM(2023, ㎢</text:span>)</text:p>
          </table:table-cell>
          <table:table-cell table:style-name="Default" office:value-type="string" calcext:value-type="string">
            <text:p>완성도(2017)</text:p>
          </table:table-cell>
          <table:table-cell table:style-name="Default" office:value-type="string" calcext:value-type="string">
            <text:p>완성도(2023)</text:p>
          </table:table-cell>
          <table:table-cell office:value-type="string" calcext:value-type="string">
            <text:p>규모</text:p>
          </table:table-cell>
          <table:table-cell office:value-type="string" calcext:value-type="string">
            <text:p>비고</text:p>
          </table:table-cell>
        </table:table-row>
        <table:table-row table:style-name="ro1">
          <table:table-cell office:value-type="string" calcext:value-type="string">
            <text:p>거제시</text:p>
          </table:table-cell>
          <table:table-cell office:value-type="float" office:value="1.3727" calcext:value-type="float">
            <text:p>1.3727</text:p>
          </table:table-cell>
          <table:table-cell office:value-type="float" office:value="1.4656" calcext:value-type="float">
            <text:p>1.4656</text:p>
          </table:table-cell>
          <table:table-cell office:value-type="float" office:value="1.7813" calcext:value-type="float">
            <text:p>1.7813</text:p>
          </table:table-cell>
          <table:table-cell table:formula="of:=[.C2]/[.B2]" office:value-type="percentage" office:value="1.06767684126175" calcext:value-type="percentage">
            <text:p>106.77%</text:p>
          </table:table-cell>
          <table:table-cell table:formula="of:=[.D2]/[.B2]" office:value-type="percentage" office:value="1.29766154294456" calcext:value-type="percentage">
            <text:p>129.7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거제시) 옥포동</text:p>
          </table:table-cell>
          <table:table-cell office:value-type="float" office:value="1.6426" calcext:value-type="float">
            <text:p>1.6426</text:p>
          </table:table-cell>
          <table:table-cell office:value-type="float" office:value="0.815" calcext:value-type="float">
            <text:p>0.815</text:p>
          </table:table-cell>
          <table:table-cell office:value-type="float" office:value="1.6398" calcext:value-type="float">
            <text:p>1.6398</text:p>
          </table:table-cell>
          <table:table-cell table:formula="of:=[.C3]/[.B3]" office:value-type="percentage" office:value="0.496164617070498" calcext:value-type="percentage">
            <text:p>49.62%</text:p>
          </table:table-cell>
          <table:table-cell table:formula="of:=[.D3]/[.B3]" office:value-type="percentage" office:value="0.998295385364666" calcext:value-type="percentage">
            <text:p>99.83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양산시</text:p>
          </table:table-cell>
          <table:table-cell office:value-type="float" office:value="4.4738" calcext:value-type="float">
            <text:p>4.4738</text:p>
          </table:table-cell>
          <table:table-cell office:value-type="float" office:value="0.1029" calcext:value-type="float">
            <text:p>0.1029</text:p>
          </table:table-cell>
          <table:table-cell office:value-type="float" office:value="3.3418" calcext:value-type="float">
            <text:p>3.3418</text:p>
          </table:table-cell>
          <table:table-cell table:formula="of:=[.C4]/[.B4]" office:value-type="percentage" office:value="0.0230005811614288" calcext:value-type="percentage">
            <text:p>2.30%</text:p>
          </table:table-cell>
          <table:table-cell table:formula="of:=[.D4]/[.B4]" office:value-type="percentage" office:value="0.746971254861639" calcext:value-type="percentage">
            <text:p>74.70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20년에 급증</text:p>
          </table:table-cell>
        </table:table-row>
        <table:table-row table:style-name="ro1">
          <table:table-cell office:value-type="string" calcext:value-type="string">
            <text:p>광주광역시</text:p>
          </table:table-cell>
          <table:table-cell office:value-type="float" office:value="27.2676" calcext:value-type="float">
            <text:p>27.2676</text:p>
          </table:table-cell>
          <table:table-cell office:value-type="float" office:value="1.1377" calcext:value-type="float">
            <text:p>1.1377</text:p>
          </table:table-cell>
          <table:table-cell office:value-type="float" office:value="16.9926" calcext:value-type="float">
            <text:p>16.9926</text:p>
          </table:table-cell>
          <table:table-cell table:formula="of:=[.C5]/[.B5]" office:value-type="percentage" office:value="0.0417235106866758" calcext:value-type="percentage">
            <text:p>4.17%</text:p>
          </table:table-cell>
          <table:table-cell table:formula="of:=[.D5]/[.B5]" office:value-type="percentage" office:value="0.623179157681644" calcext:value-type="percentage">
            <text:p>62.32%</text:p>
          </table:table-cell>
          <table:table-cell office:value-type="string" calcext:value-type="string">
            <text:p>광역 도시</text:p>
          </table:table-cell>
          <table:table-cell office:value-type="string" calcext:value-type="string">
            <text:p>2023년에 급증</text:p>
          </table:table-cell>
        </table:table-row>
        <table:table-row table:style-name="ro1">
          <table:table-cell office:value-type="string" calcext:value-type="string">
            <text:p>전주시</text:p>
          </table:table-cell>
          <table:table-cell office:value-type="float" office:value="11.7925" calcext:value-type="float">
            <text:p>11.7925</text:p>
          </table:table-cell>
          <table:table-cell office:value-type="float" office:value="2.1229" calcext:value-type="float">
            <text:p>2.1229</text:p>
          </table:table-cell>
          <table:table-cell office:value-type="float" office:value="6.7" calcext:value-type="float">
            <text:p>6.7</text:p>
          </table:table-cell>
          <table:table-cell table:formula="of:=[.C6]/[.B6]" office:value-type="percentage" office:value="0.1800211999152" calcext:value-type="percentage">
            <text:p>18.00%</text:p>
          </table:table-cell>
          <table:table-cell table:formula="of:=[.D6]/[.B6]" office:value-type="percentage" office:value="0.568157727369091" calcext:value-type="percentage">
            <text:p>56.82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서울특별시 등</text:p>
          </table:table-cell>
          <table:table-cell office:value-type="float" office:value="286.1275" calcext:value-type="float">
            <text:p>286.1275</text:p>
          </table:table-cell>
          <table:table-cell office:value-type="float" office:value="35.8853" calcext:value-type="float">
            <text:p>35.8853</text:p>
          </table:table-cell>
          <table:table-cell office:value-type="float" office:value="121.5077" calcext:value-type="float">
            <text:p>121.5077</text:p>
          </table:table-cell>
          <table:table-cell table:formula="of:=[.C7]/[.B7]" office:value-type="percentage" office:value="0.125417165424505" calcext:value-type="percentage">
            <text:p>12.54%</text:p>
          </table:table-cell>
          <table:table-cell table:formula="of:=[.D7]/[.B7]" office:value-type="percentage" office:value="0.424662781452325" calcext:value-type="percentage">
            <text:p>42.47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원주시</text:p>
          </table:table-cell>
          <table:table-cell office:value-type="float" office:value="4.9495" calcext:value-type="float">
            <text:p>4.9495</text:p>
          </table:table-cell>
          <table:table-cell office:value-type="float" office:value="0.0069" calcext:value-type="float">
            <text:p>0.0069</text:p>
          </table:table-cell>
          <table:table-cell office:value-type="float" office:value="2.0176" calcext:value-type="float">
            <text:p>2.0176</text:p>
          </table:table-cell>
          <table:table-cell table:formula="of:=[.C8]/[.B8]" office:value-type="percentage" office:value="0.00139408021012223" calcext:value-type="percentage">
            <text:p>0.14%</text:p>
          </table:table-cell>
          <table:table-cell table:formula="of:=[.D8]/[.B8]" office:value-type="percentage" office:value="0.407637135064148" calcext:value-type="percentage">
            <text:p>40.7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충주시</text:p>
          </table:table-cell>
          <table:table-cell office:value-type="float" office:value="2.5721" calcext:value-type="float">
            <text:p>2.5721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9536" calcext:value-type="float">
            <text:p>0.9536</text:p>
          </table:table-cell>
          <table:table-cell table:formula="of:=[.C9]/[.B9]" office:value-type="percentage" office:value="0.00742583880875549" calcext:value-type="percentage">
            <text:p>0.74%</text:p>
          </table:table-cell>
          <table:table-cell table:formula="of:=[.D9]/[.B9]" office:value-type="percentage" office:value="0.370747638116714" calcext:value-type="percentage">
            <text:p>37.0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대전광역시</text:p>
          </table:table-cell>
          <table:table-cell office:value-type="float" office:value="25.9895" calcext:value-type="float">
            <text:p>25.9895</text:p>
          </table:table-cell>
          <table:table-cell office:value-type="float" office:value="0.8987" calcext:value-type="float">
            <text:p>0.8987</text:p>
          </table:table-cell>
          <table:table-cell office:value-type="float" office:value="9.5184" calcext:value-type="float">
            <text:p>9.5184</text:p>
          </table:table-cell>
          <table:table-cell table:formula="of:=[.C10]/[.B10]" office:value-type="percentage" office:value="0.0345793493526232" calcext:value-type="percentage">
            <text:p>3.46%</text:p>
          </table:table-cell>
          <table:table-cell table:formula="of:=[.D10]/[.B10]" office:value-type="percentage" office:value="0.366240212393467" calcext:value-type="percentage">
            <text:p>36.62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table:style-name="ce1" office:value-type="string" calcext:value-type="string">
            <text:p>전국 도시 평균</text:p>
          </table:table-cell>
          <table:table-cell table:style-name="ce1" office:value-type="float" office:value="644.6624" calcext:value-type="float">
            <text:p>644.6624</text:p>
          </table:table-cell>
          <table:table-cell table:style-name="ce1" office:value-type="float" office:value="60.9305" calcext:value-type="float">
            <text:p>60.9305</text:p>
          </table:table-cell>
          <table:table-cell table:style-name="ce1" office:value-type="float" office:value="226.9316" calcext:value-type="float">
            <text:p>226.9316</text:p>
          </table:table-cell>
          <table:table-cell table:style-name="ce3" table:formula="of:=[.C11]/[.B11]" office:value-type="percentage" office:value="0.0945153618390029" calcext:value-type="percentage">
            <text:p>9.45%</text:p>
          </table:table-cell>
          <table:table-cell table:style-name="ce3" table:formula="of:=[.D11]/[.B11]" office:value-type="percentage" office:value="0.352016187077143" calcext:value-type="percentage">
            <text:p>35.20%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천안시</text:p>
          </table:table-cell>
          <table:table-cell office:value-type="float" office:value="12.0995" calcext:value-type="float">
            <text:p>12.0995</text:p>
          </table:table-cell>
          <table:table-cell office:value-type="float" office:value="0.5556" calcext:value-type="float">
            <text:p>0.5556</text:p>
          </table:table-cell>
          <table:table-cell office:value-type="float" office:value="4.2513" calcext:value-type="float">
            <text:p>4.2513</text:p>
          </table:table-cell>
          <table:table-cell table:formula="of:=[.C12]/[.B12]" office:value-type="percentage" office:value="0.0459192528616885" calcext:value-type="percentage">
            <text:p>4.59%</text:p>
          </table:table-cell>
          <table:table-cell table:formula="of:=[.D12]/[.B12]" office:value-type="percentage" office:value="0.351361626513492" calcext:value-type="percentage">
            <text:p>35.14%</text:p>
          </table:table-cell>
          <table:table-cell office:value-type="string" calcext:value-type="string">
            <text:p>중견도시</text:p>
          </table:table-cell>
          <table:table-cell office:value-type="string" calcext:value-type="string">
            <text:p>2018년에 급증</text:p>
          </table:table-cell>
        </table:table-row>
        <table:table-row table:style-name="ro1">
          <table:table-cell office:value-type="string" calcext:value-type="string">
            <text:p>구미시</text:p>
          </table:table-cell>
          <table:table-cell office:value-type="float" office:value="11.8405" calcext:value-type="float">
            <text:p>11.8405</text:p>
          </table:table-cell>
          <table:table-cell office:value-type="float" office:value="0.741" calcext:value-type="float">
            <text:p>0.741</text:p>
          </table:table-cell>
          <table:table-cell office:value-type="float" office:value="4.111" calcext:value-type="float">
            <text:p>4.111</text:p>
          </table:table-cell>
          <table:table-cell table:formula="of:=[.C13]/[.B13]" office:value-type="percentage" office:value="0.0625818166462565" calcext:value-type="percentage">
            <text:p>6.26%</text:p>
          </table:table-cell>
          <table:table-cell table:formula="of:=[.D13]/[.B13]" office:value-type="percentage" office:value="0.347198175752713" calcext:value-type="percentage">
            <text:p>34.72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23년에 급증</text:p>
          </table:table-cell>
        </table:table-row>
        <table:table-row table:style-name="ro1">
          <table:table-cell office:value-type="string" calcext:value-type="string">
            <text:p>청주시</text:p>
          </table:table-cell>
          <table:table-cell office:value-type="float" office:value="13.4759" calcext:value-type="float">
            <text:p>13.4759</text:p>
          </table:table-cell>
          <table:table-cell office:value-type="float" office:value="2.3775" calcext:value-type="float">
            <text:p>2.3775</text:p>
          </table:table-cell>
          <table:table-cell office:value-type="float" office:value="4.5204" calcext:value-type="float">
            <text:p>4.5204</text:p>
          </table:table-cell>
          <table:table-cell table:formula="of:=[.C14]/[.B14]" office:value-type="percentage" office:value="0.176426064307393" calcext:value-type="percentage">
            <text:p>17.64%</text:p>
          </table:table-cell>
          <table:table-cell table:formula="of:=[.D14]/[.B14]" office:value-type="percentage" office:value="0.335443272805527" calcext:value-type="percentage">
            <text:p>33.54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춘천시</text:p>
          </table:table-cell>
          <table:table-cell office:value-type="float" office:value="4.4187" calcext:value-type="float">
            <text:p>4.4187</text:p>
          </table:table-cell>
          <table:table-cell office:value-type="float" office:value="0.1442" calcext:value-type="float">
            <text:p>0.1442</text:p>
          </table:table-cell>
          <table:table-cell office:value-type="float" office:value="1.3703" calcext:value-type="float">
            <text:p>1.3703</text:p>
          </table:table-cell>
          <table:table-cell table:formula="of:=[.C15]/[.B15]" office:value-type="percentage" office:value="0.0326340326340326" calcext:value-type="percentage">
            <text:p>3.26%</text:p>
          </table:table-cell>
          <table:table-cell table:formula="of:=[.D15]/[.B15]" office:value-type="percentage" office:value="0.310113834385679" calcext:value-type="percentage">
            <text:p>31.0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울산광역시</text:p>
          </table:table-cell>
          <table:table-cell office:value-type="float" office:value="22.7306" calcext:value-type="float">
            <text:p>22.7306</text:p>
          </table:table-cell>
          <table:table-cell office:value-type="float" office:value="1.5545" calcext:value-type="float">
            <text:p>1.5545</text:p>
          </table:table-cell>
          <table:table-cell office:value-type="float" office:value="7.0338" calcext:value-type="float">
            <text:p>7.0338</text:p>
          </table:table-cell>
          <table:table-cell table:formula="of:=[.C16]/[.B16]" office:value-type="percentage" office:value="0.068387987998557" calcext:value-type="percentage">
            <text:p>6.84%</text:p>
          </table:table-cell>
          <table:table-cell table:formula="of:=[.D16]/[.B16]" office:value-type="percentage" office:value="0.309441897706176" calcext:value-type="percentage">
            <text:p>30.94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아산시</text:p>
          </table:table-cell>
          <table:table-cell office:value-type="float" office:value="2.3462" calcext:value-type="float">
            <text:p>2.3462</text:p>
          </table:table-cell>
          <table:table-cell office:value-type="float" office:value="0.216" calcext:value-type="float">
            <text:p>0.216</text:p>
          </table:table-cell>
          <table:table-cell office:value-type="float" office:value="0.6948" calcext:value-type="float">
            <text:p>0.6948</text:p>
          </table:table-cell>
          <table:table-cell table:formula="of:=[.C17]/[.B17]" office:value-type="percentage" office:value="0.0920637626800784" calcext:value-type="percentage">
            <text:p>9.21%</text:p>
          </table:table-cell>
          <table:table-cell table:formula="of:=[.D17]/[.B17]" office:value-type="percentage" office:value="0.296138436620919" calcext:value-type="percentage">
            <text:p>29.6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남양주시) 화도읍</text:p>
          </table:table-cell>
          <table:table-cell office:value-type="float" office:value="2.1319" calcext:value-type="float">
            <text:p>2.1319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5556" calcext:value-type="float">
            <text:p>0.5556</text:p>
          </table:table-cell>
          <table:table-cell table:formula="of:=[.C18]/[.B18]" office:value-type="percentage" office:value="0.0170270650593367" calcext:value-type="percentage">
            <text:p>1.70%</text:p>
          </table:table-cell>
          <table:table-cell table:formula="of:=[.D18]/[.B18]" office:value-type="percentage" office:value="0.260612599090014" calcext:value-type="percentage">
            <text:p>26.0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강릉시</text:p>
          </table:table-cell>
          <table:table-cell office:value-type="float" office:value="3.4205" calcext:value-type="float">
            <text:p>3.4205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8676" calcext:value-type="float">
            <text:p>0.8676</text:p>
          </table:table-cell>
          <table:table-cell table:formula="of:=[.C19]/[.B19]" office:value-type="percentage" office:value="0.108609852360766" calcext:value-type="percentage">
            <text:p>10.86%</text:p>
          </table:table-cell>
          <table:table-cell table:formula="of:=[.D19]/[.B19]" office:value-type="percentage" office:value="0.253647127612922" calcext:value-type="percentage">
            <text:p>25.3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창원시</text:p>
          </table:table-cell>
          <table:table-cell office:value-type="float" office:value="18.7552" calcext:value-type="float">
            <text:p>18.7552</text:p>
          </table:table-cell>
          <table:table-cell office:value-type="float" office:value="0.1433" calcext:value-type="float">
            <text:p>0.1433</text:p>
          </table:table-cell>
          <table:table-cell office:value-type="float" office:value="4.6571" calcext:value-type="float">
            <text:p>4.6571</text:p>
          </table:table-cell>
          <table:table-cell table:formula="of:=[.C20]/[.B20]" office:value-type="percentage" office:value="0.00764054768810783" calcext:value-type="percentage">
            <text:p>0.76%</text:p>
          </table:table-cell>
          <table:table-cell table:formula="of:=[.D20]/[.B20]" office:value-type="percentage" office:value="0.248309802081556" calcext:value-type="percentage">
            <text:p>24.83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부산광역시 + 김해시</text:p>
          </table:table-cell>
          <table:table-cell office:value-type="float" office:value="58.0721" calcext:value-type="float">
            <text:p>58.0721</text:p>
          </table:table-cell>
          <table:table-cell office:value-type="float" office:value="3.144" calcext:value-type="float">
            <text:p>3.144</text:p>
          </table:table-cell>
          <table:table-cell office:value-type="float" office:value="14.0678" calcext:value-type="float">
            <text:p>14.0678</text:p>
          </table:table-cell>
          <table:table-cell table:formula="of:=[.C21]/[.B21]" office:value-type="percentage" office:value="0.0541395954339519" calcext:value-type="percentage">
            <text:p>5.41%</text:p>
          </table:table-cell>
          <table:table-cell table:formula="of:=[.D21]/[.B21]" office:value-type="percentage" office:value="0.242247137609971" calcext:value-type="percentage">
            <text:p>24.22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익산시</text:p>
          </table:table-cell>
          <table:table-cell office:value-type="float" office:value="5.5602" calcext:value-type="float">
            <text:p>5.5602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2809" calcext:value-type="float">
            <text:p>1.2809</text:p>
          </table:table-cell>
          <table:table-cell table:formula="of:=[.C22]/[.B22]" office:value-type="percentage" office:value="0.138052588036402" calcext:value-type="percentage">
            <text:p>13.81%</text:p>
          </table:table-cell>
          <table:table-cell table:formula="of:=[.D22]/[.B22]" office:value-type="percentage" office:value="0.23036941117226" calcext:value-type="percentage">
            <text:p>23.04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순천시</text:p>
          </table:table-cell>
          <table:table-cell office:value-type="float" office:value="4.2926" calcext:value-type="float">
            <text:p>4.292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9857" calcext:value-type="float">
            <text:p>0.9857</text:p>
          </table:table-cell>
          <table:table-cell table:formula="of:=[.C23]/[.B23]" office:value-type="percentage" office:value="0.0461724828775101" calcext:value-type="percentage">
            <text:p>4.62%</text:p>
          </table:table-cell>
          <table:table-cell table:formula="of:=[.D23]/[.B23]" office:value-type="percentage" office:value="0.229627731444812" calcext:value-type="percentage">
            <text:p>22.9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진주시</text:p>
          </table:table-cell>
          <table:table-cell office:value-type="float" office:value="6.5434" calcext:value-type="float">
            <text:p>6.5434</text:p>
          </table:table-cell>
          <table:table-cell office:value-type="float" office:value="2.5279" calcext:value-type="float">
            <text:p>2.5279</text:p>
          </table:table-cell>
          <table:table-cell office:value-type="float" office:value="1.4396" calcext:value-type="float">
            <text:p>1.4396</text:p>
          </table:table-cell>
          <table:table-cell table:formula="of:=[.C24]/[.B24]" office:value-type="percentage" office:value="0.386328208576581" calcext:value-type="percentage">
            <text:p>38.63%</text:p>
          </table:table-cell>
          <table:table-cell table:formula="of:=[.D24]/[.B24]" office:value-type="percentage" office:value="0.2200079469389" calcext:value-type="percentage">
            <text:p>22.00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17년에 급증, 2019년에 급감</text:p>
          </table:table-cell>
        </table:table-row>
        <table:table-row table:style-name="ro1">
          <table:table-cell office:value-type="string" calcext:value-type="string">
            <text:p>군산시</text:p>
          </table:table-cell>
          <table:table-cell office:value-type="float" office:value="6.9323" calcext:value-type="float">
            <text:p>6.9323</text:p>
          </table:table-cell>
          <table:table-cell office:value-type="float" office:value="0.4867" calcext:value-type="float">
            <text:p>0.4867</text:p>
          </table:table-cell>
          <table:table-cell office:value-type="float" office:value="1.3692" calcext:value-type="float">
            <text:p>1.3692</text:p>
          </table:table-cell>
          <table:table-cell table:formula="of:=[.C25]/[.B25]" office:value-type="percentage" office:value="0.07020757901418" calcext:value-type="percentage">
            <text:p>7.02%</text:p>
          </table:table-cell>
          <table:table-cell table:formula="of:=[.D25]/[.B25]" office:value-type="percentage" office:value="0.197510205847987" calcext:value-type="percentage">
            <text:p>19.75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목포시</text:p>
          </table:table-cell>
          <table:table-cell office:value-type="float" office:value="6.9955" calcext:value-type="float">
            <text:p>6.9955</text:p>
          </table:table-cell>
          <table:table-cell office:value-type="float" office:value="0.336" calcext:value-type="float">
            <text:p>0.336</text:p>
          </table:table-cell>
          <table:table-cell office:value-type="float" office:value="1.3367" calcext:value-type="float">
            <text:p>1.3367</text:p>
          </table:table-cell>
          <table:table-cell table:formula="of:=[.C26]/[.B26]" office:value-type="percentage" office:value="0.0480308769923522" calcext:value-type="percentage">
            <text:p>4.80%</text:p>
          </table:table-cell>
          <table:table-cell table:formula="of:=[.D26]/[.B26]" office:value-type="percentage" office:value="0.191079979987135" calcext:value-type="percentage">
            <text:p>19.11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제주시</text:p>
          </table:table-cell>
          <table:table-cell office:value-type="float" office:value="6.1045" calcext:value-type="float">
            <text:p>6.1045</text:p>
          </table:table-cell>
          <table:table-cell office:value-type="float" office:value="1.0128" calcext:value-type="float">
            <text:p>1.0128</text:p>
          </table:table-cell>
          <table:table-cell office:value-type="float" office:value="1.155" calcext:value-type="float">
            <text:p>1.155</text:p>
          </table:table-cell>
          <table:table-cell table:formula="of:=[.C27]/[.B27]" office:value-type="percentage" office:value="0.16591039397166" calcext:value-type="percentage">
            <text:p>16.59%</text:p>
          </table:table-cell>
          <table:table-cell table:formula="of:=[.D27]/[.B27]" office:value-type="percentage" office:value="0.189204685068392" calcext:value-type="percentage">
            <text:p>18.92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동두천시</text:p>
          </table:table-cell>
          <table:table-cell office:value-type="float" office:value="4.3255" calcext:value-type="float">
            <text:p>4.3255</text:p>
          </table:table-cell>
          <table:table-cell office:value-type="float" office:value="0" calcext:value-type="float">
            <text:p>0</text:p>
          </table:table-cell>
          <table:table-cell office:value-type="float" office:value="0.7475" calcext:value-type="float">
            <text:p>0.7475</text:p>
          </table:table-cell>
          <table:table-cell table:formula="of:=[.C28]/[.B28]" office:value-type="percentage" office:value="0" calcext:value-type="percentage">
            <text:p>0.00%</text:p>
          </table:table-cell>
          <table:table-cell table:formula="of:=[.D28]/[.B28]" office:value-type="percentage" office:value="0.172812391631025" calcext:value-type="percentage">
            <text:p>17.28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대구광역시 + 경산시</text:p>
          </table:table-cell>
          <table:table-cell office:value-type="float" office:value="48.1096" calcext:value-type="float">
            <text:p>48.1096</text:p>
          </table:table-cell>
          <table:table-cell office:value-type="float" office:value="1.7386" calcext:value-type="float">
            <text:p>1.7386</text:p>
          </table:table-cell>
          <table:table-cell office:value-type="float" office:value="8.1047" calcext:value-type="float">
            <text:p>8.1047</text:p>
          </table:table-cell>
          <table:table-cell table:formula="of:=[.C29]/[.B29]" office:value-type="percentage" office:value="0.0361383175083559" calcext:value-type="percentage">
            <text:p>3.61%</text:p>
          </table:table-cell>
          <table:table-cell table:formula="of:=[.D29]/[.B29]" office:value-type="percentage" office:value="0.168463258892196" calcext:value-type="percentage">
            <text:p>16.85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광주시</text:p>
          </table:table-cell>
          <table:table-cell office:value-type="float" office:value="4.7132" calcext:value-type="float">
            <text:p>4.71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7303" calcext:value-type="float">
            <text:p>0.7303</text:p>
          </table:table-cell>
          <table:table-cell table:formula="of:=[.C30]/[.B30]" office:value-type="percentage" office:value="0.0171857761181363" calcext:value-type="percentage">
            <text:p>1.72%</text:p>
          </table:table-cell>
          <table:table-cell table:formula="of:=[.D30]/[.B30]" office:value-type="percentage" office:value="0.154947806161419" calcext:value-type="percentage">
            <text:p>15.49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제천시</text:p>
          </table:table-cell>
          <table:table-cell office:value-type="float" office:value="2.173" calcext:value-type="float">
            <text:p>2.1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324" calcext:value-type="float">
            <text:p>0.324</text:p>
          </table:table-cell>
          <table:table-cell table:formula="of:=[.C31]/[.B31]" office:value-type="percentage" office:value="0.00124252185918086" calcext:value-type="percentage">
            <text:p>0.12%</text:p>
          </table:table-cell>
          <table:table-cell table:formula="of:=[.D31]/[.B31]" office:value-type="percentage" office:value="0.149102623101703" calcext:value-type="percentage">
            <text:p>14.9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속초시</text:p>
          </table:table-cell>
          <table:table-cell office:value-type="float" office:value="1.8463" calcext:value-type="float">
            <text:p>1.846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2357" calcext:value-type="float">
            <text:p>0.2357</text:p>
          </table:table-cell>
          <table:table-cell table:formula="of:=[.C32]/[.B32]" office:value-type="percentage" office:value="0.0109408005199588" calcext:value-type="percentage">
            <text:p>1.09%</text:p>
          </table:table-cell>
          <table:table-cell table:formula="of:=[.D32]/[.B32]" office:value-type="percentage" office:value="0.127660726859124" calcext:value-type="percentage">
            <text:p>12.7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포항시</text:p>
          </table:table-cell>
          <table:table-cell office:value-type="float" office:value="13.7784" calcext:value-type="float">
            <text:p>13.7784</text:p>
          </table:table-cell>
          <table:table-cell office:value-type="float" office:value="0.7572" calcext:value-type="float">
            <text:p>0.7572</text:p>
          </table:table-cell>
          <table:table-cell office:value-type="float" office:value="1.582" calcext:value-type="float">
            <text:p>1.582</text:p>
          </table:table-cell>
          <table:table-cell table:formula="of:=[.C33]/[.B33]" office:value-type="percentage" office:value="0.0549555826511061" calcext:value-type="percentage">
            <text:p>5.50%</text:p>
          </table:table-cell>
          <table:table-cell table:formula="of:=[.D33]/[.B33]" office:value-type="percentage" office:value="0.114817395343436" calcext:value-type="percentage">
            <text:p>11.48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경주시</text:p>
          </table:table-cell>
          <table:table-cell office:value-type="float" office:value="2.781" calcext:value-type="float">
            <text:p>2.78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2243" calcext:value-type="float">
            <text:p>0.2243</text:p>
          </table:table-cell>
          <table:table-cell table:formula="of:=[.C34]/[.B34]" office:value-type="percentage" office:value="0.0162171880618483" calcext:value-type="percentage">
            <text:p>1.62%</text:p>
          </table:table-cell>
          <table:table-cell table:formula="of:=[.D34]/[.B34]" office:value-type="percentage" office:value="0.0806544408486156" calcext:value-type="percentage">
            <text:p>8.0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양산시) 웅상 지역</text:p>
          </table:table-cell>
          <table:table-cell office:value-type="float" office:value="1.7783" calcext:value-type="float">
            <text:p>1.7783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1415" calcext:value-type="float">
            <text:p>0.1415</text:p>
          </table:table-cell>
          <table:table-cell table:formula="of:=[.C35]/[.B35]" office:value-type="percentage" office:value="0.197435753247484" calcext:value-type="percentage">
            <text:p>19.74%</text:p>
          </table:table-cell>
          <table:table-cell table:formula="of:=[.D35]/[.B35]" office:value-type="percentage" office:value="0.0795703762019907" calcext:value-type="percentage">
            <text:p>7.9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광주시) 초월읍</text:p>
          </table:table-cell>
          <table:table-cell office:value-type="float" office:value="2.7068" calcext:value-type="float">
            <text:p>2.7068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formula="of:=[.C36]/[.B36]" office:value-type="percentage" office:value="0" calcext:value-type="percentage">
            <text:p>0.00%</text:p>
          </table:table-cell>
          <table:table-cell table:formula="of:=[.D36]/[.B36]" office:value-type="percentage" office:value="0.076843505246047" calcext:value-type="percentage">
            <text:p>7.68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광양시</text:p>
          </table:table-cell>
          <table:table-cell office:value-type="float" office:value="4.0526" calcext:value-type="float">
            <text:p>4.0526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2872" calcext:value-type="float">
            <text:p>0.2872</text:p>
          </table:table-cell>
          <table:table-cell table:formula="of:=[.C37]/[.B37]" office:value-type="percentage" office:value="0.20877954893155" calcext:value-type="percentage">
            <text:p>20.88%</text:p>
          </table:table-cell>
          <table:table-cell table:formula="of:=[.D37]/[.B37]" office:value-type="percentage" office:value="0.0708680846863742" calcext:value-type="percentage">
            <text:p>7.09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17년에 급증, 2019년에 급감</text:p>
          </table:table-cell>
        </table:table-row>
        <table:table-row table:style-name="ro1">
          <table:table-cell office:value-type="string" calcext:value-type="string">
            <text:p>(창원시) 진해구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1546" calcext:value-type="float">
            <text:p>0.1546</text:p>
          </table:table-cell>
          <table:table-cell table:formula="of:=[.C38]/[.B38]" office:value-type="percentage" office:value="0.00800281417641368" calcext:value-type="percentage">
            <text:p>0.80%</text:p>
          </table:table-cell>
          <table:table-cell table:formula="of:=[.D38]/[.B38]" office:value-type="percentage" office:value="0.0679799489930525" calcext:value-type="percentage">
            <text:p>6.80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김해시) 진영읍</text:p>
          </table:table-cell>
          <table:table-cell office:value-type="float" office:value="2.4902" calcext:value-type="float">
            <text:p>2.490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338" calcext:value-type="float">
            <text:p>0.0338</text:p>
          </table:table-cell>
          <table:table-cell table:formula="of:=[.C39]/[.B39]" office:value-type="percentage" office:value="0.00124487992932295" calcext:value-type="percentage">
            <text:p>0.12%</text:p>
          </table:table-cell>
          <table:table-cell table:formula="of:=[.D39]/[.B39]" office:value-type="percentage" office:value="0.0135732069713276" calcext:value-type="percentage">
            <text:p>1.3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여수시</text:p>
          </table:table-cell>
          <table:table-cell office:value-type="float" office:value="1.7259" calcext:value-type="float">
            <text:p>1.7259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formula="of:=[.C40]/[.B40]" office:value-type="percentage" office:value="0" calcext:value-type="percentage">
            <text:p>0.00%</text:p>
          </table:table-cell>
          <table:table-cell table:formula="of:=[.D40]/[.B40]" office:value-type="percentage" office:value="0.00486702589953068" calcext:value-type="percentage">
            <text:p>0.49%</text:p>
          </table:table-cell>
          <table:table-cell office:value-type="string" calcext:value-type="string">
            <text:p>소도시</text:p>
          </table:table-cell>
          <table:table-cell/>
        </table:table-row>
      </table:table>
      <table:named-expressions/>
      <table:database-ranges>
        <table:database-range table:name="__Anonymous_Sheet_DB__0" table:target-range-address="시트1.A1:시트1.H40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22:24:08.149000000</meta:creation-date>
    <dc:date>2023-07-11T00:19:17.500000000</dc:date>
    <meta:editing-duration>P1DT1H3M49S</meta:editing-duration>
    <meta:editing-cycles>17</meta:editing-cycles>
    <meta:generator>LibreOffice/7.4.7.2$Windows_X86_64 LibreOffice_project/723314e595e8007d3cf785c16538505a1c878ca5</meta:generator>
    <meta:document-statistic meta:table-count="1" meta:cell-count="287" meta:object-count="0"/>
  </office:meta>
</office:document-meta>
</file>